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CactusClassesCompletionProposal.getContext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actusClassesCompletionProposal.getSelection( I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actusClassesCompletionProposal.apply( I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CactusClassesCompletionProposal.getDispla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actusClassesCompletionProposal.AddCactusClassesCompletionProposal( String name , int relevance , IJavaProject theWorking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dCactusClassesCompletionProposal.getAdditionalProposa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actusClassesCompletionProposal.getRelev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actusClassesCompletionProposal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actusClassesCompletionProposal.createTypePropos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